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c5c" officeooo:paragraph-rsid="00163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rd fi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9:51:45.382920483</meta:creation-date>
    <dc:date>2020-02-26T19:52:20.195043110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3.4.2$Linux_X86_64 LibreOffice_project/30$Build-2</meta:generator>
  </office:meta>
</office:document-meta>
</file>